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Roboto" svg:font-family="Roboto, sans-serif"/>
    <style:font-face style:name="inherit" svg:font-family="inherit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1">
      <style:text-properties fo:font-weight="normal" style:font-weight-asian="normal" style:font-weight-complex="normal"/>
    </style:style>
    <style:style style:name="P4" style:family="paragraph" style:parent-style-name="Standard" style:list-style-name="L14">
      <style:text-properties fo:font-weight="normal" style:font-weight-asian="normal" style:font-weight-complex="normal"/>
    </style:style>
    <style:style style:name="P5" style:family="paragraph" style:parent-style-name="Standard" style:list-style-name="L15">
      <style:text-properties fo:font-weight="normal" style:font-weight-asian="normal" style:font-weight-complex="normal"/>
    </style:style>
    <style:style style:name="P6" style:family="paragraph" style:parent-style-name="Standard" style:list-style-name="L16">
      <style:text-properties fo:font-weight="normal" style:font-weight-asian="normal" style:font-weight-complex="normal"/>
    </style:style>
    <style:style style:name="P7" style:family="paragraph" style:parent-style-name="Standard" style:list-style-name="L17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tadata</text:span> =&gt; Metadata tells Angular how to process a class.</text:p>
      <text:p text:style-name="P2"><text:span text:style-name="T1">Directives</text:span> =&gt; <text:s/>Angular templates are dynamic. When Angular renders them, it transforms the DOM according to the instructions given by directives. A directive is a class with a @Directive decorator. A component is a directive-with-a-template; a @Component decorator is actually a @Directive decorator extended with template-oriented features.</text:p>
      <text:p text:style-name="P2">While a component is technically a directive, components are so distinctive and central to Angular applications that this architectural overview separates components from directives.</text:p>
      <text:p text:style-name="P2"/>
      <text:p text:style-name="P2">Two other kinds of directives exist: <text:span text:style-name="T1">structural</text:span> and <text:span text:style-name="T1">attribute</text:span> directives.</text:p>
      <text:p text:style-name="P2"><text:span text:style-name="T1">Structural directives </text:span>alter layout by adding, removing, and replacing elements in DOM.</text:p>
      <text:p text:style-name="P2"/>
      <text:p text:style-name="P2"/>
      <text:p text:style-name="P2"><text:span text:style-name="T1">What is the Goal of Angular ? <text:s/>=&gt; </text:span>Angular is an open source JavaScript framework which simplifies binding code between JavaScript objects and HTML UI elements</text:p>
      <text:list xml:id="list1893585503284425276" text:style-name="L11">
        <text:list-item>
          <text:p text:style-name="P3">@<text:span text:style-name="T1">ContentChild</text:span> gives first element matching the selector from the content DOM. </text:p>
        </text:list-item>
        <text:list-item>
          <text:p text:style-name="P3">@<text:span text:style-name="T1">ContentChildren</text:span> gives all elements of content DOM as QueryList. </text:p>
        </text:list-item>
      </text:list>
      <text:p text:style-name="P2">@<text:span text:style-name="T1">ContentChild</text:span> and @<text:span text:style-name="T1">ContentChildren</text:span> are set before ngAfterContentInit() is called.</text:p>
      <text:p text:style-name="P2">or </text:p>
      <text:p text:style-name="P2"><text:s/><text:span text:style-name="T1">ViewChildren</text:span> and <text:span text:style-name="T1">ContentChildren</text:span> uses QueryList to store elements or directives from view DOM and content DOM respectively.</text:p>
      <text:p text:style-name="P2"><text:s/></text:p>
      <text:p text:style-name="P2"><text:span text:style-name="T1"><text:s/>@Input =&gt;</text:span> @Input decorator binds a property within one component (child component) to receive a value from another component (parent component). <text:s/>This is one way communication from parent to child.</text:p>
      <text:p text:style-name="P2"><text:span text:style-name="T1"><text:s/>@Output =&gt; </text:span>@Output decorator binds a property of a component to send data from one component (child component) to calling component (parent component).</text:p>
      <text:p text:style-name="P2"><text:s/></text:p>
      <text:p text:style-name="P2"><text:span text:style-name="T1">Data binding =&gt;</text:span> Data binding is the mechanism used to ensure the linking between what a user see on the screen and the data value in our class. (Front &lt;-&gt; Back).</text:p>
      <text:p text:style-name="P2"><text:span text:style-name="T1">Angular</text:span> 2 uses a <text:span text:style-name="T1">Framework</text:span> to manage the <text:span text:style-name="T1">Data binding.</text:span></text:p>
      <text:p text:style-name="P2">All what you need to do is to <text:span text:style-name="T1">declare</text:span> the binding between a <text:span text:style-name="T1">source</text:span> and a <text:span text:style-name="T1">target</text:span>.</text:p>
      <text:p text:style-name="P2"/>
      <text:p text:style-name="P2">Example : &lt;input type=’’Text’’ [(<text:span text:style-name="T1">target</text:span>)] = “expression” value=’myData’&gt;</text:p>
      <text:p text:style-name="P2">In<text:span text:style-name="T1"> Angular 2 </text:span>we deal with <text:span text:style-name="T1">properties</text:span> not <text:span text:style-name="T1">attributes</text:span>.</text:p>
      <text:p text:style-name="P2"><text:span text:style-name="T1">Attributes</text:span> are defined by the HTML. <text:span text:style-name="T1">Properties</text:span> are defined by the DOM.</text:p>
      <text:p text:style-name="P2"><text:span text:style-name="T1">Attributes</text:span>: are used for <text:span text:style-name="T1">initialization</text:span> (the value of an attribute can’t be changed)</text:p>
      <text:p text:style-name="P2"><text:span text:style-name="T1">Properties</text:span>: are used for programmatically setting values.</text:p>
      <text:p text:style-name="P2">Example<text:span text:style-name="T1"> Attribute : </text:span>&lt;input type=”text” value=”text1” disabled&gt;</text:p>
      <text:p text:style-name="P2">Example <text:span text:style-name="T1">Property</text:span> : &lt;input type=”text” value=”text2” [disabled]=”isDisabled”&gt;</text:p>
      <text:p text:style-name="P2"><text:soft-page-break/><text:span text:style-name="T1">Keep in Mind: </text:span>Template binding deals with properties not attributes.</text:p>
      <text:list xml:id="list4402113791601191182" text:style-name="L14">
        <text:list-item>
          <text:p text:style-name="P4"><text:span text:style-name="T1">Interpolation</text:span> : {{expression}}</text:p>
        </text:list-item>
        <text:list-item>
          <text:p text:style-name="P4"><text:span text:style-name="T1">Property</text:span> <text:s text:c="10"/>: <text:s/>[target]</text:p>
        </text:list-item>
        <text:list-item>
          <text:p text:style-name="P4"><text:span text:style-name="T1">Attribute</text:span> <text:s text:c="9"/>: [attr.]</text:p>
        </text:list-item>
        <text:list-item>
          <text:p text:style-name="P4"><text:span text:style-name="T1">Class</text:span> <text:s text:c="17"/>: [class.]</text:p>
        </text:list-item>
        <text:list-item>
          <text:p text:style-name="P4"><text:span text:style-name="T1">Style</text:span> <text:s text:c="18"/>:[style.]</text:p>
        </text:list-item>
      </text:list>
      <text:p text:style-name="P2"/>
      <text:p text:style-name="P8">One-way (from view to data )</text:p>
      <text:p text:style-name="P2"><text:span text:style-name="T1">Event :</text:span> (click)= ‘’expression ‘’</text:p>
      <text:p text:style-name="P2"><text:span text:style-name="T1">Two-way <text:s text:c="2"/></text:span>: [(target)] = “expression“</text:p>
      <text:p text:style-name="P2"/>
      <text:p text:style-name="P8">We have two possible Syntaxes</text:p>
      <text:list xml:id="list2614041651779504231" text:style-name="L15">
        <text:list-item>
          <text:p text:style-name="P5"><text:span text:style-name="T1">Syntax 1: </text:span>Interpolation:{{expression}}</text:p>
        </text:list-item>
        <text:list-item>
          <text:p text:style-name="P5"><text:span text:style-name="T1">Syntax 2: </text:span>target= 'expression' </text:p>
        </text:list-item>
      </text:list>
      <text:p text:style-name="P2"/>
      <text:p text:style-name="P8">The target can be in one of these forms:</text:p>
      <text:list xml:id="list3717097915953415522" text:style-name="L16">
        <text:list-item>
          <text:p text:style-name="P6">[<text:span text:style-name="T1">target</text:span>] <text:s text:c="4"/>Example : [value] is an input</text:p>
        </text:list-item>
        <text:list-item>
          <text:p text:style-name="P6">(<text:span text:style-name="T1">target</text:span>) <text:s text:c="4"/>Example : (click) <text:s text:c="2"/>is an output</text:p>
        </text:list-item>
        <text:list-item>
          <text:p text:style-name="P6">[(<text:span text:style-name="T1">target</text:span>)] <text:s text:c="2"/>Example : [(ngModel)] is a two-way</text:p>
        </text:list-item>
      </text:list>
      <text:p text:style-name="P2"/>
      <text:p text:style-name="P2"><text:span text:style-name="T1">ANGULAR 2 TEMPLATE </text:span></text:p>
      <text:list xml:id="list697201724024067322" text:style-name="L17">
        <text:list-item>
          <text:p text:style-name="P7"><text:span text:style-name="T1">Template</text:span> is the <text:span text:style-name="T1">View</text:span> part of our <text:span text:style-name="T1">Component</text:span>. The main role of a template is to display data and apply changes when a user event arrives. The control of data is granted by the Data Binding mechanism.</text:p>
        </text:list-item>
        <text:list-item>
          <text:p text:style-name="P7">The <text:span text:style-name="T1">Data</text:span> used inside a <text:span text:style-name="T1">Template</text:span> is located in a Class. (Properties)</text:p>
        </text:list-item>
        <text:list-item>
          <text:p text:style-name="P7">To write a good <text:span text:style-name="T1">Template</text:span> we need to learn the angular 2 Syntax.</text:p>
        </text:list-item>
      </text:list>
      <text:p text:style-name="P2"/>
      <text:p text:style-name="P2">Template expressions {{expression}} or [<text:span text:style-name="T1">property</text:span>]=”expression”</text:p>
      <text:p text:style-name="P2">The <text:span text:style-name="T1">expression</text:span> returns a value; this value is attached to a target (HTML Element, Component or Directive)</text:p>
      <text:p text:style-name="P2">We can write the expression in this way: [<text:span text:style-name="T1">property</text:span>]=”expression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Roboto" svg:font-family="Roboto, sans-serif"/>
    <style:font-face style:name="inherit" svg:font-family="inherit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199cm" fo:margin-bottom="0.199cm" style:line-height-at-least="0.199cm" fo:orphans="2" fo:widows="2" style:page-number="auto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.199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0" fo:font-size="13.5pt" fo:font-weight="normal" style:font-size-asian="13.5pt" style:font-weight-asian="normal"/>
    </style:style>
    <style:style style:name="ListLabel_20_3" style:display-name="ListLabel 3" style:family="text">
      <style:text-properties fo:color="#000000" fo:font-size="13.5pt" fo:font-weight="normal" style:font-size-asian="13.5pt" style:font-weight-asian="normal"/>
    </style:style>
    <style:style style:name="ListLabel_20_4" style:display-name="ListLabel 4" style:family="text">
      <style:text-properties fo:color="#0000f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BCL</meta:initial-creator>
    <meta:editing-cycles>124</meta:editing-cycles>
    <meta:creation-date>2017-06-16T11:30:00</meta:creation-date>
    <dc:date>2018-04-03T17:55:42.72</dc:date>
    <meta:editing-duration>PT15H35M5S</meta:editing-duration>
    <meta:generator>OpenOffice/4.1.3$Win32 OpenOffice.org_project/413m1$Build-9783</meta:generator>
    <meta:print-date>2018-01-22T13:59:36.07</meta:print-date>
    <meta:document-statistic meta:table-count="0" meta:image-count="0" meta:object-count="0" meta:page-count="2" meta:paragraph-count="48" meta:word-count="536" meta:character-count="35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